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17e" officeooo:paragraph-rsid="000ed1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6:08:08.542722173</meta:creation-date>
    <dc:date>2023-09-08T17:15:30.904612251</dc:date>
    <meta:editing-duration>PT1H7M22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